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182cm"/>
    </style:style>
    <style:style style:name="co13" style:family="table-column">
      <style:table-column-properties fo:break-before="auto" style:column-width="15.443cm"/>
    </style:style>
    <style:style style:name="co14" style:family="table-column">
      <style:table-column-properties fo:break-before="auto" style:column-width="5.692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12.074cm"/>
    </style:style>
    <style:style style:name="co27" style:family="table-column">
      <style:table-column-properties fo:break-before="auto" style:column-width="20.996cm"/>
    </style:style>
    <style:style style:name="co28" style:family="table-column">
      <style:table-column-properties fo:break-before="auto" style:column-width="1.432cm"/>
    </style:style>
    <style:style style:name="co29" style:family="table-column">
      <style:table-column-properties fo:break-before="auto" style:column-width="0.623cm"/>
    </style:style>
    <style:style style:name="co30" style:family="table-column">
      <style:table-column-properties fo:break-before="auto" style:column-width="9.678cm"/>
    </style:style>
    <style:style style:name="co31" style:family="table-column">
      <style:table-column-properties fo:break-before="auto" style:column-width="0.464cm"/>
    </style:style>
    <style:style style:name="co32" style:family="table-column">
      <style:table-column-properties fo:break-before="auto" style:column-width="3.895cm"/>
    </style:style>
    <style:style style:name="ro15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342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738cm" fo:break-before="auto" style:use-optimal-row-height="true"/>
    </style:style>
    <style:style style:name="ro21" style:family="table-row">
      <style:table-row-properties style:row-height="2.29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3.184cm" fo:break-before="auto" style:use-optimal-row-height="true"/>
    </style:style>
    <style:style style:name="ro2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5ce" fo:wrap-option="wrap"/>
    </style:style>
    <style:style style:name="ce144" style:family="table-cell" style:parent-style-name="Default">
      <style:table-cell-properties fo:background-color="#ffd8ce" fo:wrap-option="wrap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/>
    <style:style style:name="ce152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15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fff5ce" fo:wrap-option="wrap"/>
    </style:style>
    <style:style style:name="ce158" style:family="table-cell" style:parent-style-name="Default">
      <style:table-cell-properties fo:background-color="#ffd8ce" fo:wrap-option="wrap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37"/>
    <style:style style:name="ce16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1"/>
    <style:style style:name="ce167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11" style:family="text">
      <style:text-properties fo:color="#c921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24" table:default-cell-style-name="ce67"/>
        <table:table-column table:style-name="co2" table:default-cell-style-name="ce67"/>
        <table:table-column table:style-name="co25" table:default-cell-style-name="ce67"/>
        <table:table-column table:style-name="co26" table:default-cell-style-name="ce108"/>
        <table:table-column table:style-name="co27" table:default-cell-style-name="ce108"/>
        <table:table-row table:style-name="ro1">
          <table:table-cell table:style-name="ce21" office:value-type="string" calcext:value-type="string">
            <text:p>Lec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Details</text:p>
          </table:table-cell>
          <table:table-cell table:style-name="ce21" office:value-type="string" calcext:value-type="string">
            <text:p>Resources</text:p>
          </table:table-cell>
        </table:table-row>
        <table:table-row table:style-name="ro10">
          <table:table-cell table:style-name="ce28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8" office:value-type="string" calcext:value-type="string">
            <text:p>Introductions and installations</text:p>
          </table:table-cell>
          <table:table-cell table:style-name="ce28" office:value-type="string" calcext:value-type="string">
            <text:p><text:span text:style-name="T3">[slides](</text:span><text:span text:style-name="T4">../_xaringan_slides/lecture01/lecture01.Rmd</text:span><text:span text:style-name="T3">)</text:span> <text:span text:style-name="T5">([PDF](</text:span><text:span text:style-name="T5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6">))</text:span></text:p>
          </table:table-cell>
          <table:table-cell table:style-name="ce49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8" office:value-type="string" calcext:value-type="string">
            <text:p>Refresher in statistics, hands-on activity</text:p>
          </table:table-cell>
          <table:table-cell table:style-name="ce28" office:value-type="string" calcext:value-type="string">
            <text:p>working with distributions - *without a computer.* <text:span text:style-name="T3">[slides](lecture02.qmd)</text:span></text:p>
          </table:table-cell>
          <table:table-cell table:style-name="ce28"/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1-16" calcext:value-type="date">
            <text:p>16/Jan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Hard freeze day</text:p>
          </table:table-cell>
          <table:table-cell table:style-name="ce59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8" office:value-type="string" calcext:value-type="string">
            <text:p>R basics, datatypes</text:p>
          </table:table-cell>
          <table:table-cell table:style-name="ce28" office:value-type="string" calcext:value-type="string">
            <text:p>navigating Rstudio, syntax, data types, functions, data frames/tibbles, debugging and looking for help. <text:span text:style-name="T3">[slides](lecture03.qmd) ([worksheet](scripts/class3_R-basics.R), [practice](scripts/class3_R-datatypes_practice.R))</text:span></text:p>
          </table:table-cell>
          <table:table-cell table:style-name="ce49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36" office:value-type="date" office:date-value="2024-01-23" calcext:value-type="date">
            <text:p>23/Jan</text:p>
          </table:table-cell>
          <table:table-cell table:style-name="ce28" office:value-type="string" calcext:value-type="string">
            <text:p>R basics 2</text:p>
          </table:table-cell>
          <table:table-cell table:style-name="ce28" office:value-type="string" calcext:value-type="string">
            <text:p>List, subsetting, data.frame, if()..else</text:p>
          </table:table-cell>
          <table:table-cell table:style-name="ce28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 office:value-type="string" calcext:value-type="string">
            <text:p>R basics 3</text:p>
          </table:table-cell>
          <table:table-cell table:style-name="ce28" office:value-type="string" calcext:value-type="string">
            <text:p>for() ; function(). <text:span text:style-name="T3">[announcements](lecture05.qmd)</text:span>; `.R` scripts: <text:span text:style-name="T3">[lec5_demo](scripts/class5_demo_loops-functions.R), [lec5_practice](scripts/class5_practice_loops-functions.R)</text:span></text:p>
          </table:table-cell>
          <table:table-cell table:style-name="ce28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12">
          <table:table-cell table:style-name="ce28" office:value-type="float" office:value="6" calcext:value-type="float">
            <text:p>6</text:p>
          </table:table-cell>
          <table:table-cell table:style-name="ce36" office:value-type="date" office:date-value="2024-01-30" calcext:value-type="date">
            <text:p>30/Jan</text:p>
          </table:table-cell>
          <table:table-cell table:style-name="ce28" office:value-type="string" calcext:value-type="string">
            <text:p>Basics 4 + Data wrangling in R with `tidyverse`, `dplyr`</text:p>
          </table:table-cell>
          <table:table-cell table:style-name="ce28" office:value-type="string" calcext:value-type="string">
            <text:p>More `function()`, vectorization ; Simple manipulation of `data.frames`/`tibbles` = data wrangling. <text:span text:style-name="T3">[slides](lecture07_tidyverse_intro.pptx)</text:span></text:p>
          </table:table-cell>
          <table:table-cell table:style-name="ce28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16">
          <table:table-cell table:style-name="ce28" office:value-type="float" office:value="7" calcext:value-type="float">
            <text:p>7</text:p>
          </table:table-cell>
          <table:table-cell table:style-name="ce36" office:value-type="date" office:date-value="2024-02-01" calcext:value-type="date">
            <text:p>01/Feb</text:p>
          </table:table-cell>
          <table:table-cell table:style-name="ce28" office:value-type="string" calcext:value-type="string">
            <text:p>Data wrangling **workshop**</text:p>
          </table:table-cell>
          <table:table-cell table:style-name="ce28" office:value-type="string" calcext:value-type="string">
            <text:p>Load data from `.csv` or `excel` file, commands to arrange rows and columns.; re-hash concepts, get students to wrangle data to answer a question.  <text:span text:style-name="T3">[worksheet](scripts/class7_tidyverse_worksheet.R)</text:span></text:p>
          </table:table-cell>
          <table:table-cell table:style-name="ce49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19">
          <table:table-cell table:style-name="ce28" office:value-type="float" office:value="8" calcext:value-type="float">
            <text:p>8</text:p>
          </table:table-cell>
          <table:table-cell table:style-name="ce36" office:value-type="date" office:date-value="2024-02-06" calcext:value-type="date">
            <text:p>06/Feb</text:p>
          </table:table-cell>
          <table:table-cell table:style-name="ce28" office:value-type="string" calcext:value-type="string">
            <text:p>`ggplot()` plotting</text:p>
          </table:table-cell>
          <table:table-cell table:style-name="ce105" office:value-type="string" calcext:value-type="string">
            <text:p>`ggplot`, `geom_point()` and `geom_line()`, interactive plots with `plotly::ggplotly()`. Principles of _“What should you show in a plot?”_. <text:span text:style-name="T3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07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2-08" calcext:value-type="date">
            <text:p>08/Feb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MONDAY SCHEDULE TODAY</text:p>
          </table:table-cell>
          <table:table-cell table:style-name="ce59"/>
        </table:table-row>
        <table:table-row table:style-name="ro20">
          <table:table-cell table:style-name="ce28" office:value-type="float" office:value="9" calcext:value-type="float">
            <text:p>9</text:p>
          </table:table-cell>
          <table:table-cell table:style-name="ce36" office:value-type="date" office:date-value="2024-02-13" calcext:value-type="date">
            <text:p>13/Feb</text:p>
          </table:table-cell>
          <table:table-cell table:style-name="ce28" office:value-type="string" calcext:value-type="string">
            <text:p>`quarto`/`Rmarkdown` to produce reports</text:p>
          </table:table-cell>
          <table:table-cell table:style-name="ce28" office:value-type="string" calcext:value-type="string">
            <text:p>motivation for reproducible data analysis, benefits of localizing (*thoughts, code and outputs*) in one document. <text:span text:style-name="T3">[slides](lecture09.qmd)</text:span></text:p>
          </table:table-cell>
          <table:table-cell table:style-name="ce28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21">
          <table:table-cell table:style-name="ce28" office:value-type="float" office:value="10" calcext:value-type="float">
            <text:p>10</text:p>
          </table:table-cell>
          <table:table-cell table:style-name="ce36" office:value-type="date" office:date-value="2024-02-15" calcext:value-type="date">
            <text:p>15/Feb</text:p>
          </table:table-cell>
          <table:table-cell table:style-name="ce28" office:value-type="string" calcext:value-type="string">
            <text:p>Data -\&gt; figure pipeline from a research article, **workshop**</text:p>
          </table:table-cell>
          <table:table-cell table:style-name="ce28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28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22">
          <table:table-cell table:style-name="ce28" office:value-type="float" office:value="11" calcext:value-type="float">
            <text:p>11</text:p>
          </table:table-cell>
          <table:table-cell table:style-name="ce36" office:value-type="date" office:date-value="2024-02-20" calcext:value-type="date">
            <text:p>20/Feb</text:p>
          </table:table-cell>
          <table:table-cell table:style-name="ce28" office:value-type="string" calcext:value-type="string">
            <text:p>Revisit the pipeline; format plots/ How to train your ggplots? </text:p>
          </table:table-cell>
          <table:table-cell table:style-name="ce28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07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23">
          <table:table-cell table:style-name="ce28" office:value-type="float" office:value="12" calcext:value-type="float">
            <text:p>12</text:p>
          </table:table-cell>
          <table:table-cell table:style-name="ce36" office:value-type="date" office:date-value="2024-02-22" calcext:value-type="date">
            <text:p>22/Feb</text:p>
          </table:table-cell>
          <table:table-cell table:style-name="ce28" office:value-type="string" calcext:value-type="string">
            <text:p>Normal-distributions</text:p>
          </table:table-cell>
          <table:table-cell table:style-name="ce28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28"/>
        </table:table-row>
        <table:table-row table:style-name="ro3">
          <table:table-cell table:style-name="ce60" office:value-type="string" calcext:value-type="string">
            <text:p>-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84" office:value-type="string" calcext:value-type="string">
            <text:p>Review session</text:p>
          </table:table-cell>
          <table:table-cell table:style-name="ce84" office:value-type="string" calcext:value-type="string">
            <text:p>Summary of key concepts by TAs + Q &amp; A</text:p>
          </table:table-cell>
          <table:table-cell table:style-name="ce28" office:value-type="string" calcext:value-type="string">
            <text:p><text:span text:style-name="T8">Midterm is a take home exam covering </text:span><text:span text:style-name="T9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28" office:value-type="float" office:value="13" calcext:value-type="float">
            <text:p>13</text:p>
          </table:table-cell>
          <table:table-cell table:style-name="ce36" office:value-type="date" office:date-value="2024-02-29" calcext:value-type="date">
            <text:p>29/Feb</text:p>
          </table:table-cell>
          <table:table-cell table:style-name="ce28" office:value-type="string" calcext:value-type="string">
            <text:p>Intro to hypothesis testing (*t-tests*)</text:p>
          </table:table-cell>
          <table:table-cell table:style-name="ce28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28"/>
        </table:table-row>
        <table:table-row table:style-name="ro5">
          <table:table-cell table:style-name="ce28" table:formula="of:=[.A17]+1" office:value-type="float" office:value="14" calcext:value-type="float">
            <text:p>14</text:p>
          </table:table-cell>
          <table:table-cell table:style-name="ce36" office:value-type="date" office:date-value="2024-03-05" calcext:value-type="date">
            <text:p>05/Mar</text:p>
          </table:table-cell>
          <table:table-cell table:style-name="ce28" office:value-type="string" calcext:value-type="string">
            <text:p>(<text:span text:style-name="T1">advanced lecture</text:span>) Version control using `git`</text:p>
          </table:table-cell>
          <table:table-cell table:style-name="ce28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28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5">
          <table:table-cell table:style-name="ce28" table:formula="of:=[.A18]+1" office:value-type="float" office:value="15" calcext:value-type="float">
            <text:p>15</text:p>
          </table:table-cell>
          <table:table-cell table:style-name="ce81" office:value-type="date" office:date-value="2024-03-07" calcext:value-type="date">
            <text:p>07/Mar</text:p>
          </table:table-cell>
          <table:table-cell table:style-name="ce28" office:value-type="string" calcext:value-type="string">
            <text:p>Hands-on `git`: continued</text:p>
          </table:table-cell>
          <table:table-cell table:style-name="ce28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28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string" calcext:value-type="string">
            <text:p>9-17/Mar</text:p>
          </table:table-cell>
          <table:table-cell table:style-name="ce101" office:value-type="string" calcext:value-type="string">
            <text:p>Spring break</text:p>
          </table:table-cell>
          <table:table-cell table:style-name="ce59" office:value-type="string" calcext:value-type="string">
            <text:p>no class</text:p>
          </table:table-cell>
          <table:table-cell table:style-name="ce59"/>
        </table:table-row>
        <table:table-row table:style-name="ro1">
          <table:table-cell table:style-name="ce33"/>
          <table:table-cell table:style-name="ce36"/>
          <table:table-cell table:style-name="ce33"/>
          <table:table-cell table:style-name="ce28" table:number-columns-repeated="2"/>
        </table:table-row>
        <table:table-row table:style-name="ro21">
          <table:table-cell table:style-name="ce28" office:value-type="float" office:value="16" calcext:value-type="float">
            <text:p>16</text:p>
          </table:table-cell>
          <table:table-cell table:style-name="ce36" office:value-type="date" office:date-value="2024-03-19" calcext:value-type="date">
            <text:p>19/Mar</text:p>
          </table:table-cell>
          <table:table-cell table:style-name="ce103" office:value-type="string" calcext:value-type="string">
            <text:p>Best ways to represent graphical information</text:p>
          </table:table-cell>
          <table:table-cell table:style-name="ce103" office:value-type="string" calcext:value-type="string">
            <text:p>**Plots don’t lie** : Show your raw data where ever possible/useful. Make every plot with a takeaway / focus point. Label features directly instead of legend. [Slides](lecture16_making_better_plots.pdf) ; [prologue](lecture16_pre.qmd)</text:p>
          </table:table-cell>
          <table:table-cell table:style-name="ce112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20">
          <table:table-cell table:style-name="ce28" table:formula="of:=[.A22]+1" office:value-type="float" office:value="17" calcext:value-type="float">
            <text:p>17</text:p>
          </table:table-cell>
          <table:table-cell table:style-name="ce36" office:value-type="date" office:date-value="2024-03-21" calcext:value-type="date">
            <text:p>21/Mar</text:p>
          </table:table-cell>
          <table:table-cell table:style-name="ce33" office:value-type="string" calcext:value-type="string">
            <text:p>T-tests continued 2</text:p>
          </table:table-cell>
          <table:table-cell table:style-name="ce28" office:value-type="string" calcext:value-type="string">
            <text:p>Relating the sampling distribution under NULL hypothesis to the P-value from [`t.test()`](https://www.rdocumentation.org/packages/stats/versions/3.6.2/topics/t.test) in R. Understand Std error of mean, confidence interval &amp; P &lt; 0.05 from a bootstrapped sampling discribution. [Slides](lecture17.qmd)</text:p>
          </table:table-cell>
          <table:table-cell table:style-name="ce28" office:value-type="string" calcext:value-type="string">
            <text:p>Quick [video](https://youtu.be/N4ZQQqyIf6k?si=w6nLA7Z1ge_Pmwjz) to understand p-values from bootstrapping. What’s [bootstrapping](https://youtu.be/Xz0x-8-cgaQ?si=zw51w4gSFsqFAbW_) again?. A [python workflow](https://youtu.be/8oBCP90z26Q?si=ZICbxz4c_EOPgsPs) illustrating t-test on `viridis` data. Extra reading on [Bootstrapping intro](https://www.tmwr.org/resampling#bootstrap)</text:p>
          </table:table-cell>
        </table:table-row>
        <table:table-row table:style-name="ro13">
          <table:table-cell table:style-name="ce28" table:formula="of:=[.A23]+1" office:value-type="float" office:value="18" calcext:value-type="float">
            <text:p>18</text:p>
          </table:table-cell>
          <table:table-cell table:style-name="ce36" office:value-type="date" office:date-value="2024-03-26" calcext:value-type="date">
            <text:p>26/Mar</text:p>
          </table:table-cell>
          <table:table-cell table:style-name="ce28" office:value-type="string" calcext:value-type="string">
            <text:p>T-tests continued 3</text:p>
          </table:table-cell>
          <table:table-cell table:style-name="ce28" office:value-type="string" calcext:value-type="string">
            <text:p>Many flavours of t-tests, bootstrapping to explain 1-sample t-test, one-tailed vs two-tailed. ([worksheet](https://github.com/BIOS-538/class-worksheets/blob/main/scripts/class17_t-test_bootstrapping.qmd))</text:p>
          </table:table-cell>
          <table:table-cell table:style-name="ce28"/>
        </table:table-row>
        <table:table-row table:style-name="ro1">
          <table:table-cell table:style-name="ce28" table:formula="of:=[.A24]+1" office:value-type="float" office:value="19" calcext:value-type="float">
            <text:p>19</text:p>
          </table:table-cell>
          <table:table-cell table:style-name="ce36" office:value-type="date" office:date-value="2024-03-28" calcext:value-type="date">
            <text:p>28/Mar</text:p>
          </table:table-cell>
          <table:table-cell table:style-name="Default" office:value-type="string" calcext:value-type="string">
            <text:p>Bootstrapping worksheet</text:p>
          </table:table-cell>
          <table:table-cell table:style-name="Default" office:value-type="string" calcext:value-type="string">
            <text:p>Continue working on the sheet</text:p>
          </table:table-cell>
          <table:table-cell table:style-name="Default"/>
        </table:table-row>
        <table:table-row table:style-name="ro20">
          <table:table-cell table:style-name="ce28" table:formula="of:=[.A25]+1" office:value-type="float" office:value="20" calcext:value-type="float">
            <text:p>20</text:p>
          </table:table-cell>
          <table:table-cell table:style-name="ce36" office:value-type="date" office:date-value="2024-04-02" calcext:value-type="date">
            <text:p>02/Apr</text:p>
          </table:table-cell>
          <table:table-cell table:style-name="ce28" office:value-type="string" calcext:value-type="string">
            <text:p>Linear regression (*2 dimensional data*)</text:p>
          </table:table-cell>
          <table:table-cell table:style-name="ce28" office:value-type="string" calcext:value-type="string">
            <text:p>Explain linear regression: `lm(y ~ x)`. *fitting straight line equation:* `y = a + bx + noise`. Using `geom_smooth()` and `ggpmisc::stat_poly_eq()` in R. Understand `R^2` as % of variance explained by the fit. *interpret lm results and p.values*. *Show connection to hypothesis testing when `x` is a categorical variable*. [Slides, lecture 20](lecture20.qmd)</text:p>
          </table:table-cell>
          <table:table-cell table:style-name="ce28" office:value-type="string" calcext:value-type="string">
            <text:p>fitting linear models in R: [basics](https://modernstatisticswithr.com/regression.html#linearmodels). More mathematics on [ordinary least squares](https://michael-franke.github.io/intro-data-analysis/ordinary-least-squares-regression.html) fitting. What’s a [good R-squared value](https://www.statology.org/good-r-squared-value/)</text:p>
          </table:table-cell>
        </table:table-row>
        <table:table-row table:style-name="ro13">
          <table:table-cell table:style-name="ce28" table:formula="of:=[.A26]+1" office:value-type="float" office:value="21" calcext:value-type="float">
            <text:p>21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8" office:value-type="string" calcext:value-type="string">
            <text:p>Non-linear regressions</text:p>
          </table:table-cell>
          <table:table-cell table:style-name="ce28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28"/>
        </table:table-row>
        <table:table-row table:style-name="ro5">
          <table:table-cell table:style-name="ce28" table:formula="of:=[.A27]+1" office:value-type="float" office:value="22" calcext:value-type="float">
            <text:p>22</text:p>
          </table:table-cell>
          <table:table-cell table:style-name="ce36" office:value-type="date" office:date-value="2024-04-09" calcext:value-type="date">
            <text:p>09/Apr</text:p>
          </table:table-cell>
          <table:table-cell table:style-name="ce28" office:value-type="string" calcext:value-type="string">
            <text:p>Working with higher dimensional data</text:p>
          </table:table-cell>
          <table:table-cell table:style-name="ce28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28"/>
        </table:table-row>
        <table:table-row table:style-name="ro3">
          <table:table-cell table:style-name="ce28" table:formula="of:=[.A28]+1" office:value-type="float" office:value="23" calcext:value-type="float">
            <text:p>23</text:p>
          </table:table-cell>
          <table:table-cell table:style-name="ce36" office:value-type="date" office:date-value="2024-04-11" calcext:value-type="date">
            <text:p>11/Apr</text:p>
          </table:table-cell>
          <table:table-cell table:style-name="ce28" office:value-type="string" calcext:value-type="string">
            <text:p>Using AI based tools to speed up writing code</text:p>
          </table:table-cell>
          <table:table-cell table:style-name="ce28" office:value-type="string" calcext:value-type="string">
            <text:p/>
          </table:table-cell>
          <table:table-cell table:style-name="ce49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28" table:formula="of:=[.A29]+1" office:value-type="float" office:value="24" calcext:value-type="float">
            <text:p>24</text:p>
          </table:table-cell>
          <table:table-cell table:style-name="ce36" office:value-type="date" office:date-value="2024-04-16" calcext:value-type="date">
            <text:p>16/Apr</text:p>
          </table:table-cell>
          <table:table-cell table:style-name="ce28" office:value-type="string" calcext:value-type="string">
            <text:p>Student presentations 1</text:p>
          </table:table-cell>
          <table:table-cell table:style-name="ce28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28"/>
        </table:table-row>
        <table:table-row table:style-name="ro1">
          <table:table-cell table:style-name="ce28" table:formula="of:=[.A30]+1" office:value-type="float" office:value="25" calcext:value-type="float">
            <text:p>25</text:p>
          </table:table-cell>
          <table:table-cell table:style-name="ce36" office:value-type="date" office:date-value="2024-04-18" calcext:value-type="date">
            <text:p>18/Apr</text:p>
          </table:table-cell>
          <table:table-cell table:style-name="ce28" office:value-type="string" calcext:value-type="string">
            <text:p>Student presentations 2</text:p>
          </table:table-cell>
          <table:table-cell table:style-name="ce28" office:value-type="string" calcext:value-type="string">
            <text:p>“</text:p>
          </table:table-cell>
          <table:table-cell table:style-name="ce107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07" office:value-type="string" calcext:value-type="string">
            <text:p>_This session will happen during non-class hours and is optional attendance_</text:p>
          </table:table-cell>
          <table:table-cell table:style-name="ce28"/>
        </table:table-row>
        <table:table-row table:style-name="ro1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28" table:number-columns-repeated="3"/>
        </table:table-row>
        <table:table-row table:style-name="ro3">
          <table:table-cell table:style-name="ce63" office:value-type="string" calcext:value-type="string">
            <text:p>-</text:p>
          </table:table-cell>
          <table:table-cell table:style-name="ce83" office:value-type="string" calcext:value-type="string">
            <text:p>24-30/Apr</text:p>
          </table:table-cell>
          <table:table-cell table:style-name="ce63" office:value-type="string" calcext:value-type="string">
            <text:p>Final exam ~ Submit written reports</text:p>
          </table:table-cell>
          <table:table-cell table:style-name="ce6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table:table-column table:style-name="co28" table:number-columns-repeated="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ce104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2" table:default-cell-style-name="Default"/>
        <table:table-row table:style-name="ro24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71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68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68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68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71" table:formula="of:=4" office:value-type="float" office:value="4" calcext:value-type="float" table:number-columns-spanned="1" table:number-rows-spanned="2">
            <text:p>4</text:p>
          </table:table-cell>
          <table:table-cell table:style-name="ce140" office:value-type="string" calcext:value-type="string" table:number-columns-spanned="1" table:number-rows-spanned="2">
            <text:p>LearnR ~ adv tidyverse</text:p>
          </table:table-cell>
          <table:table-cell table:style-name="ce71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71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71" table:formula="of:=[.F8]+1" office:value-type="float" office:value="4" calcext:value-type="float" table:number-columns-spanned="1" table:number-rows-spanned="4">
            <text:p>4</text:p>
          </table:table-cell>
          <table:table-cell table:style-name="ce140" office:value-type="string" calcext:value-type="string" table:number-columns-spanned="1" table:number-rows-spanned="2">
            <text:p>LearnR ~ adv tidyverse</text:p>
          </table:table-cell>
          <table:table-cell table:style-name="ce68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40" office:value-type="string" calcext:value-type="string">
            <text:p>Ggplot</text:p>
          </table:table-cell>
          <table:table-cell table:style-name="ce71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6">worksheet</text:span>, git? Bonus??</text:p>
          </table:table-cell>
          <table:table-cell table:style-name="ce68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5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 2" calcext:value-type="string">
            <text:p>T-tests continued 2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string" calcext:value-type="string" table:number-columns-spanned="1" table:number-rows-spanned="2">
            <text:p>5, <text:span text:style-name="T11">6</text:span>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T-tests continued 3" calcext:value-type="string">
            <text:p>T-tests continued 3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Bootstrapping worksheet" calcext:value-type="string">
            <text:p>Bootstrapping worksheet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68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113" office:value-type="string" office:string-value="Linear regression (*2 dimensional data*)" calcext:value-type="string">
            <text:p>Linear regression (*2 dimensional data*)</text:p>
          </table:table-cell>
          <table:table-cell table:number-columns-repeated="2"/>
          <table:covered-table-cell/>
          <table:table-cell table:number-columns-repeated="3"/>
        </table:table-row>
        <table:table-row table:style-name="ro15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71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71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68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 ~ Submit written reports" calcext:value-type="string">
            <text:p>Final exam ~ Submit written reports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Overflow lecture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14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5" table:number-rows-repeated="2">
          <table:table-cell table:number-columns-repeated="3"/>
          <table:table-cell table:style-name="Default"/>
          <table:table-cell/>
        </table:table-row>
        <table:table-row table:style-name="ro5">
          <table:table-cell table:style-name="ce155" office:value-type="float" office:value="15" calcext:value-type="float">
            <text:p>15</text:p>
          </table:table-cell>
          <table:table-cell table:style-name="ce156" office:value-type="date" office:date-value="2024-03-05" calcext:value-type="date">
            <text:p>05/Mar</text:p>
          </table:table-cell>
          <table:table-cell table:style-name="ce155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57" office:value-type="string" calcext:value-type="string">
            <text:p>Note: Make this as extra reading + reflection activity?</text:p>
          </table:table-cell>
        </table:table-row>
        <table:table-row table:style-name="ro17">
          <table:table-cell table:style-name="ce155" office:value-type="float" office:value="23" calcext:value-type="float">
            <text:p>23</text:p>
          </table:table-cell>
          <table:table-cell table:style-name="ce156" office:value-type="date" office:date-value="2024-04-11" calcext:value-type="date">
            <text:p>11/Apr</text:p>
          </table:table-cell>
          <table:table-cell table:style-name="ce28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58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5">
          <table:table-cell table:style-name="ce28" table:formula="of:=[.A5]+1" office:value-type="float" office:value="24" calcext:value-type="float">
            <text:p>24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8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10">low powered; *using a vectorized workflow to achieve bootstrapping and simple hypothesis testing* </text:span></text:p>
          </table:table-cell>
          <table:table-cell table:style-name="ce4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28" table:formula="of:=[.A6]+1" office:value-type="float" office:value="25" calcext:value-type="float">
            <text:p>25</text:p>
          </table:table-cell>
          <table:table-cell table:style-name="ce36" office:value-type="date" office:date-value="2024-04-02" calcext:value-type="date">
            <text:p>02/Apr</text:p>
          </table:table-cell>
          <table:table-cell table:style-name="ce28" office:value-type="string" calcext:value-type="string">
            <text:p>Data -\&gt; statistics pipeline from a research article, **workshop**</text:p>
          </table:table-cell>
          <table:table-cell office:value-type="string" calcext:value-type="string">
            <text:p>using `Rmd/quarto` to walk through the steps required to reproduce statistics from a published paper</text:p>
          </table:table-cell>
          <table:table-cell table:style-name="ce159" office:value-type="string" calcext:value-type="string">
            <text:p>*Assignment*: Turn in the in-class workshop as report</text:p>
          </table:table-cell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1" office:value-type="string" calcext:value-type="string">
            <text:p>Lec</text:p>
          </table:table-cell>
          <table:table-cell table:style-name="ce160" office:value-type="string" calcext:value-type="string">
            <text:p>Date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Details</text:p>
          </table:table-cell>
          <table:table-cell table:style-name="ce21" office:value-type="string" calcext:value-type="string">
            <text:p>Resources</text:p>
          </table:table-cell>
        </table:table-row>
        <table:table-row table:style-name="ro13">
          <table:table-cell table:style-name="ce28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8" office:value-type="string" calcext:value-type="string">
            <text:p>Introductions and installations</text:p>
          </table:table-cell>
          <table:table-cell table:style-name="ce28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8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8" office:value-type="string" calcext:value-type="string">
            <text:p>Refresher in statistics, hands-on activity</text:p>
          </table:table-cell>
          <table:table-cell table:style-name="ce28" office:value-type="string" calcext:value-type="string">
            <text:p>working with distributions - *without a computer.* [slides](lecture02.qmd)</text:p>
          </table:table-cell>
          <table:table-cell table:style-name="ce33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36" office:value-type="date" office:date-value="2024-01-16" calcext:value-type="date">
            <text:p>16/Jan</text:p>
          </table:table-cell>
          <table:table-cell table:style-name="ce28" office:value-type="string" calcext:value-type="string">
            <text:p>NO CLASS; Hard freeze day</text:p>
          </table:table-cell>
          <table:table-cell table:style-name="ce33" table:number-columns-repeated="2"/>
        </table:table-row>
        <table:table-row table:style-name="ro13">
          <table:table-cell table:style-name="ce28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8" office:value-type="string" calcext:value-type="string">
            <text:p>R basics, datatypes and control flow</text:p>
          </table:table-cell>
          <table:table-cell table:style-name="ce28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8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8" office:value-type="string" calcext:value-type="string">
            <text:p>…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/>
          <table:table-cell table:style-name="ce28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3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Grade distribution" table:style-name="ta1">
        <table:table-column table:style-name="co2" table:default-cell-style-name="ce49"/>
        <table:table-column table:style-name="co20" table:default-cell-style-name="ce163"/>
        <table:table-column table:style-name="co21" table:default-cell-style-name="ce49"/>
        <table:table-column table:style-name="co2" table:default-cell-style-name="Default"/>
        <table:table-column table:style-name="co22" table:default-cell-style-name="ce166"/>
        <table:table-column table:style-name="co23" table:default-cell-style-name="Default"/>
        <table:table-row table:style-name="ro14">
          <table:table-cell table:style-name="ce162" office:value-type="string" calcext:value-type="string">
            <text:p>Assignment</text:p>
          </table:table-cell>
          <table:table-cell table:style-name="ce162" office:value-type="string" calcext:value-type="string">
            <text:p>Total grade</text:p>
          </table:table-cell>
          <table:table-cell table:style-name="ce162" office:value-type="string" calcext:value-type="string">
            <text:p>Details</text:p>
          </table:table-cell>
          <table:table-cell table:style-name="ce162" office:value-type="string" calcext:value-type="string">
            <text:p># instances</text:p>
          </table:table-cell>
          <table:table-cell table:style-name="ce162" office:value-type="string" calcext:value-type="string">
            <text:p>Grade / x (%)</text:p>
          </table:table-cell>
          <table:table-cell table:style-name="ce167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64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65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65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4:05:43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4-02T14:06:07.802000000</dc:date>
    <dc:creator>Anon ymous</dc:creator>
    <meta:editing-duration>P1DT23H44M35S</meta:editing-duration>
    <meta:editing-cycles>128</meta:editing-cycles>
    <meta:generator>LibreOffice/24.2.0.3$Windows_X86_64 LibreOffice_project/da48488a73ddd66ea24cf16bbc4f7b9c08e9bea1</meta:generator>
    <meta:document-statistic meta:table-count="5" meta:cell-count="397" meta:object-count="0"/>
  </office:meta>
</office:document-meta>
</file>